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c140"/>
    </style:style>
    <style:style style:name="P2" style:family="paragraph" style:parent-style-name="Text_20_body">
      <style:text-properties officeooo:paragraph-rsid="0002ae1d"/>
    </style:style>
    <style:style style:name="P3" style:family="paragraph" style:parent-style-name="Text_20_body">
      <style:text-properties officeooo:rsid="0002ae1d" officeooo:paragraph-rsid="0002ae1d"/>
    </style:style>
    <style:style style:name="P4" style:family="paragraph" style:parent-style-name="Text_20_body">
      <style:text-properties officeooo:rsid="0002ae1d" officeooo:paragraph-rsid="0003f271"/>
    </style:style>
    <style:style style:name="P5" style:family="paragraph" style:parent-style-name="Text_20_body">
      <style:text-properties fo:font-weight="bold" officeooo:rsid="0002ae1d" officeooo:paragraph-rsid="0002ae1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ae1d" style:font-weight-asian="normal" style:font-weight-complex="normal"/>
    </style:style>
    <style:style style:name="T3" style:family="text">
      <style:text-properties officeooo:rsid="0002ae1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3f271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3">ANALISE COMPARATIVA</text:span></text:span></text:p>
      <text:p text:style-name="P1"><text:span text:style-name="Strong_20_Emphasis"/></text:p>
      <text:p text:style-name="P1"><text:span text:style-name="Strong_20_Emphasis">1. Em quais momentos do filme Theodore não fornece contexto suficiente, gerando mal-entendidos visíveis?</text:span></text:p>
      <text:p text:style-name="P1"><text:span text:style-name="Strong_20_Emphasis"><text:span text:style-name="T1">Quando ele fala sobre o fim do casamento,</text:span></text:span><text:span text:style-name="Strong_20_Emphasis"> </text:span>Theodore conversa com Samantha sobre sua ex-esposa. <text:span text:style-name="T3">E</text:span>le diz coisas vagas sobre se sentir sozinho e magoado, mas não explica exatamente o que sente ou quer dela. <text:span text:style-name="T3">Ou q</text:span><text:span text:style-name="Strong_20_Emphasis"><text:span text:style-name="T1">uando </text:span></text:span><text:span text:style-name="Strong_20_Emphasis"><text:span text:style-name="T2">ele </text:span></text:span><text:span text:style-name="Strong_20_Emphasis"><text:span text:style-name="T1">fala sobre conhecer novas pessoas,</text:span></text:span> Samantha faz suposições sobre o que ele quer, criando pequenas confusões.</text:p>
      <text:p text:style-name="P1"/>
      <text:p text:style-name="P1"><text:span text:style-name="Strong_20_Emphasis">2. Como Samantha consegue interpretar instruções vagas, superando as limitações de uma IA tradicional?</text:span></text:p>
      <text:p text:style-name="P2"><text:span text:style-name="T1">Samantha consegue interpretar instruções vagas porque </text:span><text:span text:style-name="Strong_20_Emphasis"><text:span text:style-name="T1">aprende com o contexto das conversas</text:span></text:span><text:span text:style-name="T1">, observa padrões do comportamento de Theodore e </text:span><text:span text:style-name="Strong_20_Emphasis"><text:span text:style-name="T1">prevê suas intenções</text:span></text:span><text:span text:style-name="T1">, mesmo quando ele não fala tudo claramente ela </text:span><text:span text:style-name="Strong_20_Emphasis"><text:span text:style-name="T1">preenche lacunas entendendo emoções e sentimentos</text:span></text:span><text:span text:style-name="T1">, tornando a interação mais natural e humana. <text:s/></text:span></text:p>
      <text:p text:style-name="P1"><text:span text:style-name="Strong_20_Emphasis">3. O que a capacidade de ‘preencher lacunas’ de Samantha revela sobre as nossas expectativas em relação à IA no mundo real?</text:span></text:p>
      <text:p text:style-name="P1"><text:line-break/>Mostra que a gente espera que a IA entenda não só palavras, mas sentimentos e contextos complexos, igual uma pessoa. Queremos máquinas que “adivinhem” o que falta e sejam mais naturais, não só obedecer comandos frios.</text:p>
      <text:p text:style-name="P1"/>
      <text:p text:style-name="P5">PROMPT REESCRITO COM OS 5 ELEMENTOS</text:p>
      <text:p text:style-name="P5"/>
      <text:p text:style-name="P4">Contexto: Você é um assistente de escrita inspirado no filme Her, onde uma pessoa mais sozinha acaba criando um sentimento por uma inteligência artificial. </text:p>
      <text:p text:style-name="P4"><text:span text:style-name="T5">In</text:span>strução: Escreve uma carta, mostrando o que essa pessoa sente nesse tipo de relação com a IA, de um jeito mais emocional e pensativo. </text:p>
      <text:p text:style-name="P4">Formato: A carta deve ter mais ou menos 100 palavras, com linguagem simples, como se fosse um desabafo. Tem que ter começo, meio e fim, e deixar claro o que a pessoa quer falar. </text:p>
      <text:p text:style-name="P4">Exemplo: “Às vezes eu penso em como alguém que nem está aqui de verdade consegue me entender melhor do que muita gente.” </text:p>
      <text:p text:style-name="P4">Limites: Evita frases muito clichê de romance, não escreve de forma robótica, não sai do tema e tenta não deixar o texto genérico. </text:p>
      <text:p text:style-name="P4"/>
      <text:p text:style-name="P4"><text:span text:style-name="T4">Justificativa:</text:span> No filme Her, vários conflitos acontecem por falta de clareza na comunicação. Quando Theodore se envolve com a Samantha, ele não define bem o que espera da relação, o que gera frustração depois. Se ele tivesse deixado isso mais claro, como em um prompt bem estruturado, <text:soft-page-break/>teria evitado parte desses conflitos <text:span text:style-name="T5">e ele saberia se Samatha seria capaz ou não de fazer o que ele queria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4T17:08:59.970000000</meta:creation-date>
    <dc:date>2026-03-24T20:10:50.516000000</dc:date>
    <meta:editing-duration>PT40M49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14" meta:word-count="385" meta:character-count="2343" meta:non-whitespace-character-count="1964"/>
  </office:meta>
</office:document-meta>
</file>